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Bats1" svg:font-family="StarBats" style:font-charset="x-symbol"/>
    <style:font-face style:name="StarBats2" svg:font-family="StarBats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Bats" svg:font-family="StarBats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5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10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11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4.56cm" svg:y="3.331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27.207cm" svg:y="3.331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29.854cm" svg:y="3.331cm">
          <text:p text:style-name="P1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0.276cm" svg:y="1.822cm">
          <draw:text-box>
            <text:p><text:span text:style-name="T4">0</text:span></text:p>
          </draw:text-box>
        </draw:frame>
        <draw:frame draw:style-name="gr3" draw:text-style-name="P4" draw:layer="layout" svg:width="1.523cm" svg:height="1.485cm" svg:x="22.671cm" svg:y="1.822cm">
          <draw:text-box>
            <text:p><text:span text:style-name="T4">1 </text:span></text:p>
          </draw:text-box>
        </draw:frame>
        <draw:frame draw:style-name="gr2" draw:text-style-name="P4" draw:layer="layout" svg:width="1.225cm" svg:height="1.485cm" svg:x="25.318cm" svg:y="1.822cm">
          <draw:text-box>
            <text:p><text:span text:style-name="T4">2</text:span></text:p>
          </draw:text-box>
        </draw:frame>
        <draw:frame draw:style-name="gr2" draw:text-style-name="P4" draw:layer="layout" svg:width="1.225cm" svg:height="1.485cm" svg:x="27.965cm" svg:y="1.822cm">
          <draw:text-box>
            <text:p><text:span text:style-name="T4">3</text:span></text:p>
          </draw:text-box>
        </draw:frame>
        <draw:frame draw:style-name="gr2" draw:text-style-name="P4" draw:layer="layout" svg:width="1.225cm" svg:height="1.485cm" svg:x="30.612cm" svg:y="1.822cm">
          <draw:text-box>
            <text:p><text:span text:style-name="T4">4</text:span></text:p>
          </draw:text-box>
        </draw:frame>
        <draw:frame draw:style-name="gr2" draw:text-style-name="P4" draw:layer="layout" svg:width="1.225cm" svg:height="1.485cm" svg:x="33.259cm" svg:y="1.822cm">
          <draw:text-box>
            <text:p><text:span text:style-name="T4">5</text:span></text:p>
          </draw:text-box>
        </draw:frame>
        <draw:frame draw:style-name="gr4" draw:text-style-name="P4" draw:layer="layout" svg:width="1.226cm" svg:height="1.485cm" svg:x="35.653cm" svg:y="1.822cm">
          <draw:text-box>
            <text:p><text:span text:style-name="T4">6</text:span></text:p>
          </draw:text-box>
        </draw:frame>
        <draw:custom-shape draw:style-name="gr1" draw:text-style-name="P1" draw:layer="layout" svg:width="2.729cm" svg:height="2.67cm" svg:x="37.7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38.553cm" svg:y="1.822cm">
          <draw:text-box>
            <text:p><text:span text:style-name="T4">7</text:span></text:p>
          </draw:text-box>
        </draw:frame>
        <draw:frame draw:style-name="gr2" draw:text-style-name="P4" draw:layer="layout" svg:width="1.225cm" svg:height="1.485cm" svg:x="41.2cm" svg:y="1.822cm">
          <draw:text-box>
            <text:p><text:span text:style-name="T4">8</text:span></text:p>
          </draw:text-box>
        </draw:frame>
        <draw:frame draw:style-name="gr2" draw:text-style-name="P4" draw:layer="layout" svg:width="1.225cm" svg:height="1.485cm" svg:x="43.847cm" svg:y="1.822cm">
          <draw:text-box>
            <text:p><text:span text:style-name="T4">9</text:span></text:p>
          </draw:text-box>
        </draw:frame>
        <draw:custom-shape draw:style-name="gr7" draw:text-style-name="P5" xml:id="id1" draw:id="id1" draw:layer="layout" svg:width="5.603cm" svg:height="4.164cm" svg:x="29.912cm" svg:y="8.237cm">
          <text:p text:style-name="P1"><text:span text:style-name="T5">[0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0.938cm" svg:y="10.087cm">
          <draw:text-box>
            <text:p><text:span text:style-name="T4">sum: 64</text:span></text:p>
          </draw:text-box>
        </draw:frame>
        <draw:frame draw:style-name="gr8" draw:text-style-name="P4" draw:layer="layout" svg:width="3.093cm" svg:height="1.204cm" svg:x="31.138cm" svg:y="10.987cm">
          <draw:text-box>
            <text:p><text:span text:style-name="T4">min: -8</text:span></text:p>
          </draw:text-box>
        </draw:frame>
        <draw:custom-shape draw:style-name="gr7" draw:text-style-name="P5" xml:id="id2" draw:id="id2" draw:layer="layout" svg:width="5.603cm" svg:height="4.164cm" svg:x="15.012cm" svg:y="14.538cm">
          <text:p text:style-name="P1"><text:span text:style-name="T5">[0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16.038cm" svg:y="16.388cm">
          <draw:text-box>
            <text:p><text:span text:style-name="T4">sum: 17</text:span></text:p>
          </draw:text-box>
        </draw:frame>
        <draw:frame draw:style-name="gr8" draw:text-style-name="P4" draw:layer="layout" svg:width="3.093cm" svg:height="1.204cm" svg:x="16.238cm" svg:y="17.288cm">
          <draw:text-box>
            <text:p><text:span text:style-name="T4">min: -8</text:span></text:p>
          </draw:text-box>
        </draw:frame>
        <draw:custom-shape draw:style-name="gr7" draw:text-style-name="P5" xml:id="id3" draw:id="id3" draw:layer="layout" svg:width="5.603cm" svg:height="4.164cm" svg:x="44.512cm" svg:y="14.539cm">
          <text:p text:style-name="P1"><text:span text:style-name="T5">[5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45.538cm" svg:y="16.389cm">
          <draw:text-box>
            <text:p><text:span text:style-name="T4">sum: 47</text:span></text:p>
          </draw:text-box>
        </draw:frame>
        <draw:frame draw:style-name="gr8" draw:text-style-name="P4" draw:layer="layout" svg:width="3.093cm" svg:height="1.204cm" svg:x="45.738cm" svg:y="17.289cm">
          <draw:text-box>
            <text:p><text:span text:style-name="T4">min: -4</text:span></text:p>
          </draw:text-box>
        </draw:frame>
        <draw:custom-shape draw:style-name="gr7" draw:text-style-name="P5" xml:id="id4" draw:id="id4" draw:layer="layout" svg:width="5.603cm" svg:height="4.164cm" svg:x="7.712cm" svg:y="21.039cm">
          <text:p text:style-name="P1"><text:span text:style-name="T5">[0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8.738cm" svg:y="22.889cm">
          <draw:text-box>
            <text:p><text:span text:style-name="T4">sum: 13</text:span></text:p>
          </draw:text-box>
        </draw:frame>
        <draw:frame draw:style-name="gr8" draw:text-style-name="P4" draw:layer="layout" svg:width="3.093cm" svg:height="1.204cm" svg:x="8.938cm" svg:y="23.789cm">
          <draw:text-box>
            <text:p><text:span text:style-name="T4">min: -1</text:span></text:p>
          </draw:text-box>
        </draw:frame>
        <draw:custom-shape draw:style-name="gr7" draw:text-style-name="P5" xml:id="id5" draw:id="id5" draw:layer="layout" svg:width="5.603cm" svg:height="4.164cm" svg:x="22.412cm" svg:y="21.04cm">
          <text:p text:style-name="P1"><text:span text:style-name="T5">[3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23.438cm" svg:y="22.89cm">
          <draw:text-box>
            <text:p><text:span text:style-name="T4">sum: 4</text:span></text:p>
          </draw:text-box>
        </draw:frame>
        <draw:frame draw:style-name="gr8" draw:text-style-name="P4" draw:layer="layout" svg:width="3.093cm" svg:height="1.204cm" svg:x="23.638cm" svg:y="23.79cm">
          <draw:text-box>
            <text:p><text:span text:style-name="T4">min: -8</text:span></text:p>
          </draw:text-box>
        </draw:frame>
        <draw:custom-shape draw:style-name="gr7" draw:text-style-name="P5" xml:id="id6" draw:id="id6" draw:layer="layout" svg:width="5.603cm" svg:height="4.164cm" svg:x="37.012cm" svg:y="21.041cm">
          <text:p text:style-name="P1"><text:span text:style-name="T5">[5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8.038cm" svg:y="22.891cm">
          <draw:text-box>
            <text:p><text:span text:style-name="T4">sum: 44</text:span></text:p>
          </draw:text-box>
        </draw:frame>
        <draw:frame draw:style-name="gr8" draw:text-style-name="P4" draw:layer="layout" svg:width="2.809cm" svg:height="1.204cm" svg:x="38.238cm" svg:y="23.791cm">
          <draw:text-box>
            <text:p><text:span text:style-name="T4">min: 1</text:span></text:p>
          </draw:text-box>
        </draw:frame>
        <draw:custom-shape draw:style-name="gr7" draw:text-style-name="P5" xml:id="id7" draw:id="id7" draw:layer="layout" svg:width="5.603cm" svg:height="4.164cm" svg:x="51.812cm" svg:y="21.042cm">
          <text:p text:style-name="P1"><text:span text:style-name="T5">[8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2.838cm" svg:y="22.892cm">
          <draw:text-box>
            <text:p><text:span text:style-name="T4">sum: 3</text:span></text:p>
          </draw:text-box>
        </draw:frame>
        <draw:frame draw:style-name="gr8" draw:text-style-name="P4" draw:layer="layout" svg:width="3.093cm" svg:height="1.204cm" svg:x="53.038cm" svg:y="23.792cm">
          <draw:text-box>
            <text:p><text:span text:style-name="T4">min: -4</text:span></text:p>
          </draw:text-box>
        </draw:frame>
        <draw:custom-shape draw:style-name="gr7" draw:text-style-name="P5" xml:id="id8" draw:id="id8" draw:layer="layout" svg:width="5.603cm" svg:height="4.164cm" svg:x="4.012cm" svg:y="27.44cm">
          <text:p text:style-name="P1"><text:span text:style-name="T5">[0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.038cm" svg:y="29.29cm">
          <draw:text-box>
            <text:p><text:span text:style-name="T4">sum: 9</text:span></text:p>
          </draw:text-box>
        </draw:frame>
        <draw:frame draw:style-name="gr8" draw:text-style-name="P4" draw:layer="layout" svg:width="3.093cm" svg:height="1.204cm" svg:x="5.238cm" svg:y="30.19cm">
          <draw:text-box>
            <text:p><text:span text:style-name="T4">min: -1</text:span></text:p>
          </draw:text-box>
        </draw:frame>
        <draw:custom-shape draw:style-name="gr7" draw:text-style-name="P5" xml:id="id9" draw:id="id9" draw:layer="layout" svg:width="5.603cm" svg:height="4.164cm" svg:x="11.612cm" svg:y="27.441cm">
          <text:p text:style-name="P1"><text:span text:style-name="T5">[2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12.638cm" svg:y="29.291cm">
          <draw:text-box>
            <text:p><text:span text:style-name="T4">sum: 4</text:span></text:p>
          </draw:text-box>
        </draw:frame>
        <draw:frame draw:style-name="gr8" draw:text-style-name="P4" draw:layer="layout" svg:width="2.809cm" svg:height="1.204cm" svg:x="12.838cm" svg:y="30.191cm">
          <draw:text-box>
            <text:p><text:span text:style-name="T4">min: 4</text:span></text:p>
          </draw:text-box>
        </draw:frame>
        <draw:custom-shape draw:style-name="gr7" draw:text-style-name="P5" xml:id="id10" draw:id="id10" draw:layer="layout" svg:width="5.603cm" svg:height="4.164cm" svg:x="18.812cm" svg:y="27.441cm">
          <text:p text:style-name="P1"><text:span text:style-name="T5">[3,3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19.838cm" svg:y="29.291cm">
          <draw:text-box>
            <text:p><text:span text:style-name="T4">sum: 12</text:span></text:p>
          </draw:text-box>
        </draw:frame>
        <draw:frame draw:style-name="gr8" draw:text-style-name="P4" draw:layer="layout" svg:width="3.279cm" svg:height="1.204cm" svg:x="20.038cm" svg:y="30.191cm">
          <draw:text-box>
            <text:p><text:span text:style-name="T4">min: 12</text:span></text:p>
          </draw:text-box>
        </draw:frame>
        <draw:custom-shape draw:style-name="gr7" draw:text-style-name="P5" xml:id="id11" draw:id="id11" draw:layer="layout" svg:width="5.603cm" svg:height="4.164cm" svg:x="26.412cm" svg:y="27.442cm">
          <text:p text:style-name="P1"><text:span text:style-name="T5">[4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27.438cm" svg:y="29.292cm">
          <draw:text-box>
            <text:p><text:span text:style-name="T4">sum: -8</text:span></text:p>
          </draw:text-box>
        </draw:frame>
        <draw:frame draw:style-name="gr8" draw:text-style-name="P4" draw:layer="layout" svg:width="3.093cm" svg:height="1.204cm" svg:x="27.638cm" svg:y="30.192cm">
          <draw:text-box>
            <text:p><text:span text:style-name="T4">min: -8</text:span></text:p>
          </draw:text-box>
        </draw:frame>
        <draw:custom-shape draw:style-name="gr7" draw:text-style-name="P5" xml:id="id12" draw:id="id12" draw:layer="layout" svg:width="5.603cm" svg:height="4.164cm" svg:x="33.412cm" svg:y="27.442cm">
          <text:p text:style-name="P1"><text:span text:style-name="T5">[5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4.438cm" svg:y="29.292cm">
          <draw:text-box>
            <text:p><text:span text:style-name="T4">sum: 42</text:span></text:p>
          </draw:text-box>
        </draw:frame>
        <draw:frame draw:style-name="gr8" draw:text-style-name="P4" draw:layer="layout" svg:width="2.809cm" svg:height="1.204cm" svg:x="34.638cm" svg:y="30.192cm">
          <draw:text-box>
            <text:p><text:span text:style-name="T4">min: 1</text:span></text:p>
          </draw:text-box>
        </draw:frame>
        <draw:custom-shape draw:style-name="gr7" draw:text-style-name="P5" xml:id="id13" draw:id="id13" draw:layer="layout" svg:width="5.603cm" svg:height="4.164cm" svg:x="41.012cm" svg:y="27.443cm">
          <text:p text:style-name="P1"><text:span text:style-name="T5">[7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42.038cm" svg:y="29.293cm">
          <draw:text-box>
            <text:p><text:span text:style-name="T4">sum: 2</text:span></text:p>
          </draw:text-box>
        </draw:frame>
        <draw:frame draw:style-name="gr8" draw:text-style-name="P4" draw:layer="layout" svg:width="2.809cm" svg:height="1.204cm" svg:x="42.238cm" svg:y="30.193cm">
          <draw:text-box>
            <text:p><text:span text:style-name="T4">min: 2</text:span></text:p>
          </draw:text-box>
        </draw:frame>
        <draw:custom-shape draw:style-name="gr9" draw:text-style-name="P5" xml:id="id14" draw:id="id14" draw:layer="layout" svg:width="5.603cm" svg:height="4.164cm" svg:x="48.412cm" svg:y="27.443cm">
          <text:p text:style-name="P1"><text:span text:style-name="T5">[8,8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49.438cm" svg:y="29.293cm">
          <draw:text-box>
            <text:p><text:span text:style-name="T4">sum: -4</text:span></text:p>
          </draw:text-box>
        </draw:frame>
        <draw:frame draw:style-name="gr8" draw:text-style-name="P4" draw:layer="layout" svg:width="3.093cm" svg:height="1.204cm" svg:x="49.638cm" svg:y="30.193cm">
          <draw:text-box>
            <text:p><text:span text:style-name="T4">min: -4</text:span></text:p>
          </draw:text-box>
        </draw:frame>
        <draw:custom-shape draw:style-name="gr10" draw:text-style-name="P5" xml:id="id15" draw:id="id15" draw:layer="layout" svg:width="5.603cm" svg:height="4.164cm" svg:x="56.012cm" svg:y="27.444cm">
          <text:p text:style-name="P1"><text:span text:style-name="T5">[9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7.038cm" svg:y="29.294cm">
          <draw:text-box>
            <text:p><text:span text:style-name="T4">sum: 7</text:span></text:p>
          </draw:text-box>
        </draw:frame>
        <draw:frame draw:style-name="gr8" draw:text-style-name="P4" draw:layer="layout" svg:width="2.809cm" svg:height="1.204cm" svg:x="57.238cm" svg:y="30.194cm">
          <draw:text-box>
            <text:p><text:span text:style-name="T4">min: 7</text:span></text:p>
          </draw:text-box>
        </draw:frame>
        <draw:connector draw:style-name="gr11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11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11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11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11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11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11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11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11" draw:text-style-name="P1" draw:layer="layout" draw:type="line" svg:x1="25.213cm" svg:y1="25.204cm" svg:x2="21.613cm" svg:y2="27.441cm" draw:start-shape="id5" draw:start-glue-point="6" draw:end-shape="id10" draw:end-glue-point="4" svg:d="M25213 25204l-3600 2237" svg:viewBox="0 0 3601 2238">
          <text:p/>
        </draw:connector>
        <draw:connector draw:style-name="gr11" draw:text-style-name="P1" draw:layer="layout" draw:type="line" svg:x1="25.213cm" svg:y1="25.204cm" svg:x2="29.213cm" svg:y2="27.442cm" draw:start-shape="id5" draw:start-glue-point="6" draw:end-shape="id11" draw:end-glue-point="4" svg:d="M25213 25204l4000 2238" svg:viewBox="0 0 4001 2239">
          <text:p/>
        </draw:connector>
        <draw:connector draw:style-name="gr11" draw:text-style-name="P1" draw:layer="layout" draw:type="line" svg:x1="39.813cm" svg:y1="25.205cm" svg:x2="36.213cm" svg:y2="27.442cm" draw:start-shape="id6" draw:start-glue-point="6" draw:end-shape="id12" draw:end-glue-point="4" svg:d="M39813 25205l-3600 2237" svg:viewBox="0 0 3601 2238">
          <text:p/>
        </draw:connector>
        <draw:connector draw:style-name="gr11" draw:text-style-name="P1" draw:layer="layout" draw:type="line" svg:x1="39.813cm" svg:y1="25.205cm" svg:x2="43.813cm" svg:y2="27.443cm" draw:start-shape="id6" draw:start-glue-point="6" draw:end-shape="id13" draw:end-glue-point="4" svg:d="M39813 25205l4000 2238" svg:viewBox="0 0 4001 2239">
          <text:p/>
        </draw:connector>
        <draw:connector draw:style-name="gr11" draw:text-style-name="P1" draw:layer="layout" draw:type="line" svg:x1="54.613cm" svg:y1="25.206cm" svg:x2="51.213cm" svg:y2="27.443cm" draw:start-shape="id7" draw:start-glue-point="6" draw:end-shape="id14" draw:end-glue-point="4" svg:d="M54613 25206l-3400 2237" svg:viewBox="0 0 3401 2238">
          <text:p/>
        </draw:connector>
        <draw:connector draw:style-name="gr11" draw:text-style-name="P1" draw:layer="layout" draw:type="line" svg:x1="54.613cm" svg:y1="25.206cm" svg:x2="58.813cm" svg:y2="27.444cm" draw:start-shape="id7" draw:start-glue-point="6" draw:end-shape="id15" draw:end-glue-point="4" svg:d="M54613 25206l4200 2238" svg:viewBox="0 0 4201 223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Bats1" svg:font-family="StarBats" style:font-charset="x-symbol"/>
    <style:font-face style:name="StarBats2" svg:font-family="StarBats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Bats" svg:font-family="StarBats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18T10:28:10.668984824</dc:date>
    <dc:creator>elucterio </dc:creator>
    <meta:editing-duration>PT1H36M1S</meta:editing-duration>
    <meta:editing-cycles>12</meta:editing-cycles>
    <meta:generator>LibreOffice/4.2.8.2$Linux_X86_64 LibreOffice_project/420m0$Build-2</meta:generator>
    <meta:document-statistic meta:object-count="79"/>
  </office:meta>
</office:document-meta>
</file>